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text-properties style:font-name="Arial" fo:font-size="11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1.0pt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Arial" fo:font-size="11.0pt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>
        <style:list-level-properties text:space-before="0.50in" text:min-label-width="0.25in"/>
      </text:list-level-style-number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1">Defect Descriptions</text:p>
          </table:table-cell>
          <table:table-cell table:style-name="TableCell1">
            <text:p text:style-name="P1">The system is displaying Available rooms for selected dates with No.of Adults = 0 and No.of Children = 0.</text:p>
          </table:table-cell>
        </table:table-row>
        <table:table-row>
          <table:table-cell table:style-name="TableCell1">
            <text:p text:style-name="P2">Severity</text:p>
          </table:table-cell>
          <table:table-cell table:style-name="TableCell1">
            <text:p text:style-name="P2">High</text:p>
          </table:table-cell>
        </table:table-row>
        <table:table-row>
          <table:table-cell table:style-name="TableCell1">
            <text:p text:style-name="P2">Priority</text:p>
          </table:table-cell>
          <table:table-cell table:style-name="TableCell1">
            <text:p text:style-name="P2">Low</text:p>
          </table:table-cell>
        </table:table-row>
        <table:table-row>
          <table:table-cell table:style-name="TableCell1">
            <text:p text:style-name="P2">Steps To Reproduce</text:p>
          </table:table-cell>
          <table:table-cell table:style-name="TableCell1">
            <text:list text:style-name="L1">
              <text:list-item>
                <text:p text:style-name="P3">User is on the Home page.</text:p>
              </text:list-item>
              <text:list-item>
                <text:p text:style-name="P3">Enter all mandatory fields value</text:p>
                <text:list>
                  <text:list-item>
                    <text:p text:style-name="P4">Destination Hotel</text:p>
                  </text:list-item>
                  <text:list-item>
                    <text:p text:style-name="P4">Check-In Date</text:p>
                  </text:list-item>
                  <text:list-item>
                    <text:p text:style-name="P4">Check-Out Date</text:p>
                  </text:list-item>
                </text:list>
              </text:list-item>
              <text:list-item>
                <text:p text:style-name="P3">Make value for No. of adults = 0 and No. of Children = 0.</text:p>
              </text:list-item>
              <text:list-item>
                <text:p text:style-name="P3">Submit the form using the search option.<text:tab/><text:tab/></text:p>
              </text:list-item>
            </text:list>
          </table:table-cell>
        </table:table-row>
        <table:table-row>
          <table:table-cell table:style-name="TableCell1">
            <text:p text:style-name="P2">Actual Results</text:p>
          </table:table-cell>
          <table:table-cell table:style-name="TableCell1">
            <text:p text:style-name="P2">System navigates to the Available Rooms page and it displays a list of Available Rooms.</text:p>
          </table:table-cell>
        </table:table-row>
        <table:table-row>
          <table:table-cell table:style-name="TableCell1">
            <text:p text:style-name="P2">Expected Result</text:p>
          </table:table-cell>
          <table:table-cell table:style-name="TableCell1">
            <text:p text:style-name="P1">System should display an error message “Please enter a value for No. Of Adults greater than 0”.</text:p>
          </table:table-cell>
        </table:table-row>
        <table:table-row>
          <table:table-cell table:style-name="TableCell1">
            <text:p text:style-name="P2">Environment</text:p>
          </table:table-cell>
          <table:table-cell table:style-name="TableCell1">
            <text:p text:style-name="P2">QABranch</text:p>
          </table:table-cell>
        </table:table-row>
        <table:table-row>
          <table:table-cell table:style-name="TableCell1">
            <text:p text:style-name="P2">Additional Information</text:p>
          </table:table-cell>
          <table:table-cell table:style-name="TableCell1">
            <text:p text:style-name="P2"/>
          </table:table-cell>
        </table:table-row>
      </table:table>
      <text:p text:style-name="P1"/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1">Defect Descriptions</text:p>
          </table:table-cell>
          <table:table-cell table:style-name="TableCell1">
            <text:p text:style-name="P2">In search criteria for Hotels, when the user selects ”Alzer Hotel Istanbul, Istanbul” in the Destination Hotel field, the system is not displaying rooms available.</text:p>
          </table:table-cell>
        </table:table-row>
        <table:table-row>
          <table:table-cell table:style-name="TableCell1">
            <text:p text:style-name="P2">Severity</text:p>
          </table:table-cell>
          <table:table-cell table:style-name="TableCell1">
            <text:p text:style-name="P2">High</text:p>
          </table:table-cell>
        </table:table-row>
        <table:table-row>
          <table:table-cell table:style-name="TableCell1">
            <text:p text:style-name="P2">Priority</text:p>
          </table:table-cell>
          <table:table-cell table:style-name="TableCell1">
            <text:p text:style-name="P2">High</text:p>
          </table:table-cell>
        </table:table-row>
        <table:table-row>
          <table:table-cell table:style-name="TableCell1">
            <text:p text:style-name="P2">Steps To Reproduce</text:p>
          </table:table-cell>
          <table:table-cell table:style-name="TableCell1">
            <text:list text:style-name="L1">
              <text:list-item>
                <text:p text:style-name="P3">User is on the Home page.</text:p>
              </text:list-item>
              <text:list-item>
                <text:p text:style-name="P3">Enter all mandatory fields value</text:p>
                <text:list>
                  <text:list-item>
                    <text:p text:style-name="P4">Destination Hotel = “ Alzer Hotel Istanbul, Istanbul”</text:p>
                  </text:list-item>
                  <text:list-item>
                    <text:p text:style-name="P4">Check-In Date</text:p>
                  </text:list-item>
                  <text:list-item>
                    <text:p text:style-name="P4">Check-Out Date</text:p>
                  </text:list-item>
                  <text:list-item>
                    <text:p text:style-name="P4">No.of Adults</text:p>
                  </text:list-item>
                  <text:list-item>
                    <text:p text:style-name="P4">No. of Children</text:p>
                  </text:list-item>
                </text:list>
              </text:list-item>
              <text:list-item>
                <text:p text:style-name="P3">Submit the form using the search option.<text:tab/><text:tab/></text:p>
              </text:list-item>
            </text:list>
          </table:table-cell>
        </table:table-row>
        <table:table-row>
          <table:table-cell table:style-name="TableCell1">
            <text:p text:style-name="P2">Actual Results</text:p>
          </table:table-cell>
          <table:table-cell table:style-name="TableCell1">
            <text:p text:style-name="P2">System navigates to the Available Rooms page, system does not display Available Rooms in the selected Hotel. Instead, the system is displaying a list of Hotels available in the system.</text:p>
          </table:table-cell>
        </table:table-row>
        <table:table-row>
          <table:table-cell table:style-name="TableCell1">
            <text:p text:style-name="P2">Expected Result</text:p>
          </table:table-cell>
          <table:table-cell table:style-name="TableCell1">
            <text:p text:style-name="P2">System should display rooms available in the selected Hotel.</text:p>
          </table:table-cell>
        </table:table-row>
        <table:table-row>
          <table:table-cell table:style-name="TableCell1">
            <text:p text:style-name="P2">Environment</text:p>
          </table:table-cell>
          <table:table-cell table:style-name="TableCell1">
            <text:p text:style-name="P2">QABranch</text:p>
          </table:table-cell>
        </table:table-row>
        <table:table-row>
          <table:table-cell table:style-name="TableCell1">
            <text:p text:style-name="P2">Additional Information</text:p>
          </table:table-cell>
          <table:table-cell table:style-name="TableCell1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